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908c4" officeooo:paragraph-rsid="005908c4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54153c" officeooo:paragraph-rsid="0054153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560249" officeooo:paragraph-rsid="00560249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3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39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3cbc" officeooo:paragraph-rsid="00593cbc" style:font-size-asian="10.5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7ecd" officeooo:paragraph-rsid="00597ecd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acf5" officeooo:paragraph-rsid="0059acf5" style:font-size-asian="10.5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14b0" officeooo:paragraph-rsid="005b14b0" style:font-size-asian="10.5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3ca1" officeooo:paragraph-rsid="005b3ca1" style:font-size-asian="10.5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dbe5" officeooo:paragraph-rsid="005bdbe5" style:font-size-asian="10.5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7ee524" officeooo:paragraph-rsid="007ee52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0249" officeooo:paragraph-rsid="00560249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193" officeooo:paragraph-rsid="00560249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08c4" officeooo:paragraph-rsid="005908c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0453" officeooo:paragraph-rsid="0060045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402e" officeooo:paragraph-rsid="0067402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eb50" officeooo:paragraph-rsid="006beb5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4d929" officeooo:paragraph-rsid="0074d929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521d" officeooo:paragraph-rsid="0076521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7114" officeooo:paragraph-rsid="0078711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912f" officeooo:paragraph-rsid="007c912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e50f2" officeooo:paragraph-rsid="007e50f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e8e5" officeooo:paragraph-rsid="008ae8e5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c2e42" officeooo:paragraph-rsid="008ae8e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eea02" officeooo:paragraph-rsid="008c2e42" fo:background-color="#ffff00" style:font-size-asian="10.5pt" style:font-weight-asian="normal" style:font-size-complex="12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bold" officeooo:rsid="005e9916" officeooo:paragraph-rsid="005e9916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bold" officeooo:rsid="008c2e42" officeooo:paragraph-rsid="008c2e42" fo:background-color="#ffff00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officeooo:rsid="00bab85b" officeooo:paragraph-rsid="00c3de15" style:font-size-asian="10.5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officeooo:rsid="00c7d16c" officeooo:paragraph-rsid="00c7d16c" style:font-size-asian="10.5pt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officeooo:rsid="00cc6263" officeooo:paragraph-rsid="00cc6263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officeooo:rsid="00d23ede" officeooo:paragraph-rsid="00d23ede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none" officeooo:rsid="00d4b0df" officeooo:paragraph-rsid="00d4b0df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none" officeooo:rsid="00d85ba7" officeooo:paragraph-rsid="00d85ba7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d929" officeooo:paragraph-rsid="0074d92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4d929" officeooo:paragraph-rsid="0074d929" style:font-size-asian="10.5pt" style:font-weight-asian="bold" style:font-size-complex="12pt" style:font-weight-complex="bold"/>
    </style:style>
    <style:style style:name="P78" style:family="paragraph" style:parent-style-name="Standard" style:list-style-name="L7">
      <style:text-properties fo:color="#000000" loext:opacity="100%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 style:list-style-name="L7">
      <style:text-properties fo:color="#000000" loext:opacity="100%" fo:font-size="12pt" style:text-underline-style="none" fo:font-weight="normal" officeooo:rsid="009fc925" officeooo:paragraph-rsid="009fc925" fo:background-color="transparent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style:text-underline-style="none" fo:font-weight="normal" officeooo:rsid="009fc925" officeooo:paragraph-rsid="009fc925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 style:list-style-name="L8">
      <style:text-properties fo:color="#000000" loext:opacity="100%" fo:font-size="12pt" style:text-underline-style="none" fo:font-weight="normal" officeooo:rsid="00a11b45" officeooo:paragraph-rsid="00a11b45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 style:list-style-name="L8">
      <style:text-properties fo:color="#000000" loext:opacity="100%" fo:font-size="12pt" style:text-underline-style="none" fo:font-weight="normal" officeooo:rsid="00a294fb" officeooo:paragraph-rsid="00a294fb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 style:list-style-name="L8">
      <style:text-properties fo:color="#000000" loext:opacity="100%" fo:font-size="12pt" style:text-underline-style="none" fo:font-weight="normal" officeooo:rsid="00a2d34b" officeooo:paragraph-rsid="00a2d34b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 style:list-style-name="L8">
      <style:text-properties fo:color="#000000" loext:opacity="100%" fo:font-size="12pt" style:text-underline-style="none" fo:font-weight="normal" officeooo:rsid="00a37f94" officeooo:paragraph-rsid="00a37f94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 style:list-style-name="L8">
      <style:text-properties fo:color="#000000" loext:opacity="100%" fo:font-size="12pt" style:text-underline-style="none" fo:font-weight="normal" officeooo:rsid="00a3f6f0" officeooo:paragraph-rsid="00a3f6f0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 style:list-style-name="L9">
      <style:text-properties fo:color="#000000" loext:opacity="100%" fo:font-size="12pt" style:text-underline-style="none" fo:font-weight="normal" officeooo:rsid="00adc4bb" officeooo:paragraph-rsid="00adc4bb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color="#000000" loext:opacity="100%" fo:font-size="12pt" style:text-underline-style="none" fo:font-weight="normal" officeooo:rsid="00adc4bb" officeooo:paragraph-rsid="00adc4bb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 style:list-style-name="L9">
      <style:text-properties fo:color="#000000" loext:opacity="100%" fo:font-size="12pt" style:text-underline-style="none" fo:font-weight="normal" officeooo:rsid="00b2150c" officeooo:paragraph-rsid="00b2150c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style:text-underline-style="none" fo:font-weight="normal" officeooo:rsid="00b2150c" officeooo:paragraph-rsid="00b2150c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bef7da" officeooo:paragraph-rsid="00c3de15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c55aed" officeooo:paragraph-rsid="00c3de15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c7d16c" officeooo:paragraph-rsid="00c7d16c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cf670e" officeooo:paragraph-rsid="00cc6263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d23ede" officeooo:paragraph-rsid="00d23ede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d2ed33" officeooo:paragraph-rsid="00d2ed33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d7a310" officeooo:paragraph-rsid="00d4b0df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d92d04" officeooo:paragraph-rsid="00d85ba7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dde6eb" officeooo:paragraph-rsid="00dde6eb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8f9e7f" officeooo:paragraph-rsid="008f9e7f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color="#000000" loext:opacity="100%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color="#000000" loext:opacity="100%" fo:font-size="12pt" style:text-underline-style="none" fo:font-weight="normal" officeooo:rsid="0090c0b6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text-properties fo:color="#000000" loext:opacity="100%" fo:font-size="12pt" style:text-underline-style="none" fo:font-weight="normal" officeooo:rsid="0090330e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color="#000000" loext:opacity="100%" fo:font-size="12pt" style:text-underline-style="none" fo:font-weight="normal" officeooo:rsid="0094405f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color="#000000" loext:opacity="100%" fo:font-size="12pt" style:text-underline-style="none" fo:font-weight="normal" officeooo:rsid="00a7239f" officeooo:paragraph-rsid="00a7239f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text-properties fo:color="#000000" loext:opacity="100%" fo:font-size="12pt" style:text-underline-style="none" fo:font-weight="normal" officeooo:rsid="00aa990c" officeooo:paragraph-rsid="00a7239f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text-properties fo:color="#000000" loext:opacity="100%" fo:font-size="12pt" style:text-underline-style="none" fo:font-weight="normal" officeooo:rsid="00ad0cd7" officeooo:paragraph-rsid="00aab7f3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dde6eb" officeooo:paragraph-rsid="00dde6eb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de82c1" officeooo:paragraph-rsid="00de82c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000000" loext:opacity="100%" fo:font-size="14pt" style:text-underline-style="solid" style:text-underline-width="auto" style:text-underline-color="font-color" fo:font-weight="normal" officeooo:rsid="00b56d8e" officeooo:paragraph-rsid="00b56d8e" fo:background-color="transparent" style:font-size-asian="12.25pt" style:font-weight-asian="normal" style:font-size-complex="14pt" style:font-weight-complex="normal"/>
    </style:style>
    <style:style style:name="P112" style:family="paragraph" style:parent-style-name="Standard">
      <style:text-properties fo:color="#000000" loext:opacity="100%" fo:font-size="14pt" style:text-underline-style="solid" style:text-underline-width="auto" style:text-underline-color="font-color" fo:font-weight="normal" officeooo:rsid="00a7239f" officeooo:paragraph-rsid="00a7239f" fo:background-color="transparent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center" style:justify-single-word="false"/>
      <style:text-properties fo:color="#000000" loext:opacity="100%" fo:font-size="14pt" style:text-underline-style="solid" style:text-underline-width="auto" style:text-underline-color="font-color" fo:font-weight="normal" officeooo:rsid="00dde6eb" officeooo:paragraph-rsid="00dde6eb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font-size="14pt" style:text-underline-style="solid" style:text-underline-width="auto" style:text-underline-color="font-color" fo:font-weight="normal" officeooo:rsid="00a11b45" officeooo:paragraph-rsid="00a11b45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fo:font-size="14pt" style:text-underline-style="none" fo:font-weight="normal" officeooo:rsid="00a7239f" officeooo:paragraph-rsid="00a7239f" fo:background-color="transparent" style:font-size-asian="12.25pt" style:font-weight-asian="normal" style:font-size-complex="14pt" style:font-weight-complex="normal"/>
    </style:style>
    <style:style style:name="P116" style:family="paragraph" style:parent-style-name="Standard" style:list-style-name="L7">
      <style:text-properties officeooo:rsid="0097529a" officeooo:paragraph-rsid="0097529a"/>
    </style:style>
    <style:style style:name="P117" style:family="paragraph" style:parent-style-name="Standard" style:list-style-name="L7">
      <style:text-properties officeooo:rsid="009de761" officeooo:paragraph-rsid="009de761"/>
    </style:style>
    <style:style style:name="P118" style:family="paragraph" style:parent-style-name="Standard" style:list-style-name="L7">
      <style:text-properties officeooo:rsid="009fc51d" officeooo:paragraph-rsid="009fc51d"/>
    </style:style>
    <style:style style:name="P119" style:family="paragraph" style:parent-style-name="Standard" style:list-style-name="L9">
      <style:text-properties officeooo:paragraph-rsid="00b2150c"/>
    </style:style>
    <style:style style:name="P120" style:family="paragraph" style:parent-style-name="Standard" style:list-style-name="L9">
      <style:text-properties officeooo:rsid="00adc4bb" officeooo:paragraph-rsid="00adc4bb"/>
    </style:style>
    <style:style style:name="P121" style:family="paragraph" style:parent-style-name="Standard">
      <style:text-properties officeooo:rsid="00adc4bb" officeooo:paragraph-rsid="00adc4bb"/>
    </style:style>
    <style:style style:name="P12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123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124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125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12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4d2c8" officeooo:paragraph-rsid="0054d2c8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8a9593" officeooo:paragraph-rsid="008a9593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b56d8e" officeooo:paragraph-rsid="00b56d8e" style:font-size-asian="12.25pt" style:font-size-complex="14pt"/>
    </style:style>
    <style:style style:name="P129" style:family="paragraph" style:parent-style-name="Standard">
      <style:text-properties officeooo:rsid="0090c0b6" officeooo:paragraph-rsid="0090c0b6"/>
    </style:style>
    <style:style style:name="P130" style:family="paragraph" style:parent-style-name="Standard">
      <style:text-properties officeooo:paragraph-rsid="00a7239f"/>
    </style:style>
    <style:style style:name="P131" style:family="paragraph" style:parent-style-name="Standard">
      <style:text-properties officeooo:rsid="00aab7f3" officeooo:paragraph-rsid="00aab7f3"/>
    </style:style>
    <style:style style:name="P132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133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134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fo:font-weight="normal" officeooo:rsid="008e2402" style:font-weight-asian="normal" style:font-weight-complex="normal"/>
    </style:style>
    <style:style style:name="T19" style:family="text">
      <style:text-properties fo:font-weight="normal" officeooo:rsid="008eea02" style:font-weight-asian="normal" style:font-weight-complex="normal"/>
    </style:style>
    <style:style style:name="T20" style:family="text">
      <style:text-properties fo:font-weight="normal" officeooo:rsid="0090c0b6" style:font-weight-asian="normal" style:font-weight-complex="normal"/>
    </style:style>
    <style:style style:name="T21" style:family="text">
      <style:text-properties fo:font-weight="normal" officeooo:rsid="00e1ff38" style:font-weight-asian="normal" style:font-weight-complex="normal"/>
    </style:style>
    <style:style style:name="T22" style:family="text">
      <style:text-properties fo:font-weight="normal" officeooo:rsid="00e24208" style:font-weight-asian="normal" style:font-weight-complex="normal"/>
    </style:style>
    <style:style style:name="T23" style:family="text">
      <style:text-properties fo:font-weight="normal" officeooo:rsid="00e56028" style:font-weight-asian="normal" style:font-weight-complex="normal"/>
    </style:style>
    <style:style style:name="T24" style:family="text">
      <style:text-properties fo:font-weight="normal" officeooo:rsid="00e6fd19" style:font-weight-asian="normal" style:font-weight-complex="normal"/>
    </style:style>
    <style:style style:name="T25" style:family="text">
      <style:text-properties fo:font-weight="normal" officeooo:rsid="00e72386" style:font-weight-asian="normal" style:font-weight-complex="normal"/>
    </style:style>
    <style:style style:name="T26" style:family="text">
      <style:text-properties fo:font-weight="normal" officeooo:rsid="00e73ae2" style:font-weight-asian="normal" style:font-weight-complex="normal"/>
    </style:style>
    <style:style style:name="T27" style:family="text">
      <style:text-properties fo:font-weight="normal" officeooo:rsid="00e8dc3c" style:font-weight-asian="normal" style:font-weight-complex="normal"/>
    </style:style>
    <style:style style:name="T28" style:family="text">
      <style:text-properties officeooo:rsid="0050b6b9"/>
    </style:style>
    <style:style style:name="T29" style:family="text">
      <style:text-properties officeooo:rsid="0050cc7c"/>
    </style:style>
    <style:style style:name="T30" style:family="text">
      <style:text-properties officeooo:rsid="0050d4ac"/>
    </style:style>
    <style:style style:name="T31" style:family="text">
      <style:text-properties officeooo:rsid="00526ab3"/>
    </style:style>
    <style:style style:name="T32" style:family="text">
      <style:text-properties officeooo:rsid="0052f62b"/>
    </style:style>
    <style:style style:name="T33" style:family="text">
      <style:text-properties officeooo:rsid="0053fe3b"/>
    </style:style>
    <style:style style:name="T34" style:family="text">
      <style:text-properties fo:font-size="12pt" style:font-size-asian="10.5pt" style:font-size-complex="12pt"/>
    </style:style>
    <style:style style:name="T35" style:family="text">
      <style:text-properties fo:font-size="12pt" officeooo:rsid="00560e3e" style:font-size-asian="10.5pt" style:font-size-complex="12pt"/>
    </style:style>
    <style:style style:name="T36" style:family="text">
      <style:text-properties fo:font-size="12pt" officeooo:rsid="00566696" style:font-size-asian="10.5pt" style:font-size-complex="12pt"/>
    </style:style>
    <style:style style:name="T37" style:family="text">
      <style:text-properties fo:font-size="12pt" officeooo:rsid="0054d2c8" style:font-size-asian="10.5pt" style:font-size-complex="12pt"/>
    </style:style>
    <style:style style:name="T38" style:family="text">
      <style:text-properties fo:font-size="12pt" officeooo:rsid="0057229e" style:font-size-asian="10.5pt" style:font-size-complex="12pt"/>
    </style:style>
    <style:style style:name="T39" style:family="text">
      <style:text-properties fo:font-size="12pt" officeooo:rsid="0058d193" style:font-size-asian="10.5pt" style:font-size-complex="12pt"/>
    </style:style>
    <style:style style:name="T40" style:family="text">
      <style:text-properties officeooo:rsid="0060ccd9"/>
    </style:style>
    <style:style style:name="T41" style:family="text">
      <style:text-properties officeooo:rsid="0060d2ed"/>
    </style:style>
    <style:style style:name="T42" style:family="text">
      <style:text-properties officeooo:rsid="006140f2"/>
    </style:style>
    <style:style style:name="T43" style:family="text">
      <style:text-properties officeooo:rsid="0064285d"/>
    </style:style>
    <style:style style:name="T44" style:family="text">
      <style:text-properties officeooo:rsid="00652caa"/>
    </style:style>
    <style:style style:name="T45" style:family="text">
      <style:text-properties officeooo:rsid="006902d1"/>
    </style:style>
    <style:style style:name="T46" style:family="text">
      <style:text-properties officeooo:rsid="0069b5b8"/>
    </style:style>
    <style:style style:name="T47" style:family="text">
      <style:text-properties officeooo:rsid="006c3512"/>
    </style:style>
    <style:style style:name="T48" style:family="text">
      <style:text-properties officeooo:rsid="006d6c72"/>
    </style:style>
    <style:style style:name="T49" style:family="text">
      <style:text-properties officeooo:rsid="006e5f4c"/>
    </style:style>
    <style:style style:name="T50" style:family="text">
      <style:text-properties officeooo:rsid="006eea27"/>
    </style:style>
    <style:style style:name="T51" style:family="text">
      <style:text-properties officeooo:rsid="0070527a"/>
    </style:style>
    <style:style style:name="T52" style:family="text">
      <style:text-properties officeooo:rsid="00720123"/>
    </style:style>
    <style:style style:name="T53" style:family="text">
      <style:text-properties officeooo:rsid="007869bb"/>
    </style:style>
    <style:style style:name="T54" style:family="text">
      <style:text-properties officeooo:rsid="0079b24f"/>
    </style:style>
    <style:style style:name="T55" style:family="text">
      <style:text-properties officeooo:rsid="007aa904"/>
    </style:style>
    <style:style style:name="T56" style:family="text">
      <style:text-properties officeooo:rsid="007d6a0c"/>
    </style:style>
    <style:style style:name="T57" style:family="text">
      <style:text-properties officeooo:rsid="007f5961"/>
    </style:style>
    <style:style style:name="T58" style:family="text">
      <style:text-properties officeooo:rsid="007f8207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80c0b8"/>
    </style:style>
    <style:style style:name="T61" style:family="text">
      <style:text-properties officeooo:rsid="00811c41"/>
    </style:style>
    <style:style style:name="T62" style:family="text">
      <style:text-properties officeooo:rsid="0082dd17"/>
    </style:style>
    <style:style style:name="T63" style:family="text">
      <style:text-properties officeooo:rsid="008388e2"/>
    </style:style>
    <style:style style:name="T64" style:family="text">
      <style:text-properties officeooo:rsid="0084b5fa"/>
    </style:style>
    <style:style style:name="T65" style:family="text">
      <style:text-properties officeooo:rsid="0085ac76"/>
    </style:style>
    <style:style style:name="T66" style:family="text">
      <style:text-properties fo:color="#000000" loext:opacity="100%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67" style:family="text">
      <style:text-properties fo:color="#000000" loext:opacity="100%" fo:font-size="12pt" style:text-underline-style="none" fo:font-weight="normal" officeooo:rsid="008f9e7f" fo:background-color="transparent" loext:char-shading-value="0" style:font-size-asian="10.5pt" style:font-weight-asian="normal" style:font-size-complex="12pt" style:font-weight-complex="normal"/>
    </style:style>
    <style:style style:name="T68" style:family="text">
      <style:text-properties fo:color="#000000" loext:opacity="100%" fo:font-size="12pt" style:text-underline-style="none" fo:font-weight="normal" officeooo:rsid="0090330e" fo:background-color="transparent" loext:char-shading-value="0" style:font-size-asian="10.5pt" style:font-weight-asian="normal" style:font-size-complex="12pt" style:font-weight-complex="normal"/>
    </style:style>
    <style:style style:name="T69" style:family="text">
      <style:text-properties fo:color="#000000" loext:opacity="100%" fo:font-size="12pt" style:text-underline-style="none" fo:font-weight="normal" officeooo:rsid="009960e5" fo:background-color="transparent" loext:char-shading-value="0" style:font-size-asian="10.5pt" style:font-weight-asian="normal" style:font-size-complex="12pt" style:font-weight-complex="normal"/>
    </style:style>
    <style:style style:name="T70" style:family="text">
      <style:text-properties fo:color="#000000" loext:opacity="100%" fo:font-size="12pt" style:text-underline-style="none" fo:font-weight="normal" officeooo:rsid="009b572b" fo:background-color="transparent" loext:char-shading-value="0" style:font-size-asian="10.5pt" style:font-weight-asian="normal" style:font-size-complex="12pt" style:font-weight-complex="normal"/>
    </style:style>
    <style:style style:name="T71" style:family="text">
      <style:text-properties fo:color="#000000" loext:opacity="100%" fo:font-size="12pt" style:text-underline-style="none" fo:font-weight="normal" officeooo:rsid="009b9600" fo:background-color="transparent" loext:char-shading-value="0" style:font-size-asian="10.5pt" style:font-weight-asian="normal" style:font-size-complex="12pt" style:font-weight-complex="normal"/>
    </style:style>
    <style:style style:name="T72" style:family="text">
      <style:text-properties fo:color="#000000" loext:opacity="100%" fo:font-size="12pt" style:text-underline-style="none" fo:font-weight="normal" officeooo:rsid="009e7166" fo:background-color="transparent" loext:char-shading-value="0" style:font-size-asian="10.5pt" style:font-weight-asian="normal" style:font-size-complex="12pt" style:font-weight-complex="normal"/>
    </style:style>
    <style:style style:name="T73" style:family="text">
      <style:text-properties fo:color="#000000" loext:opacity="100%" fo:font-size="12pt" style:text-underline-style="none" fo:font-weight="normal" officeooo:rsid="00a7239f" fo:background-color="transparent" loext:char-shading-value="0" style:font-size-asian="10.5pt" style:font-weight-asian="normal" style:font-size-complex="12pt" style:font-weight-complex="normal"/>
    </style:style>
    <style:style style:name="T74" style:family="text">
      <style:text-properties fo:color="#000000" loext:opacity="100%" fo:font-size="12pt" style:text-underline-style="none" fo:font-weight="normal" officeooo:rsid="00a90019" fo:background-color="transparent" loext:char-shading-value="0" style:font-size-asian="10.5pt" style:font-weight-asian="normal" style:font-size-complex="12pt" style:font-weight-complex="normal"/>
    </style:style>
    <style:style style:name="T75" style:family="text">
      <style:text-properties fo:color="#000000" loext:opacity="100%" fo:font-size="12pt" style:text-underline-style="none" fo:font-weight="normal" officeooo:rsid="00aa990c" fo:background-color="transparent" loext:char-shading-value="0" style:font-size-asian="10.5pt" style:font-weight-asian="normal" style:font-size-complex="12pt" style:font-weight-complex="normal"/>
    </style:style>
    <style:style style:name="T76" style:family="text">
      <style:text-properties fo:color="#000000" loext:opacity="100%" fo:font-size="12pt" style:text-underline-style="none" fo:font-weight="normal" officeooo:rsid="00ad0cd7" fo:background-color="transparent" loext:char-shading-value="0" style:font-size-asian="10.5pt" style:font-weight-asian="normal" style:font-size-complex="12pt" style:font-weight-complex="normal"/>
    </style:style>
    <style:style style:name="T77" style:family="text">
      <style:text-properties fo:color="#000000" loext:opacity="100%" fo:font-size="12pt" style:text-underline-style="none" fo:font-weight="normal" officeooo:rsid="00b0680c" fo:background-color="transparent" loext:char-shading-value="0" style:font-size-asian="10.5pt" style:font-weight-asian="normal" style:font-size-complex="12pt" style:font-weight-complex="normal"/>
    </style:style>
    <style:style style:name="T78" style:family="text">
      <style:text-properties fo:color="#000000" loext:opacity="100%" fo:font-size="12pt" style:text-underline-style="none" fo:font-weight="normal" officeooo:rsid="00b2150c" fo:background-color="transparent" loext:char-shading-value="0" style:font-size-asian="10.5pt" style:font-weight-asian="normal" style:font-size-complex="12pt" style:font-weight-complex="normal"/>
    </style:style>
    <style:style style:name="T79" style:family="text">
      <style:text-properties fo:color="#000000" loext:opacity="100%" fo:font-size="12pt" style:text-underline-style="none" fo:font-weight="bold" officeooo:rsid="00b2150c" fo:background-color="transparent" loext:char-shading-value="0" style:font-size-asian="10.5pt" style:font-weight-asian="bold" style:font-size-complex="12pt" style:font-weight-complex="bold"/>
    </style:style>
    <style:style style:name="T8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81" style:family="text">
      <style:text-properties fo:color="#000000" loext:opacity="100%" fo:font-weight="normal" officeooo:rsid="00bab85b" fo:background-color="transparent" loext:char-shading-value="0" style:font-weight-asian="normal" style:font-weight-complex="normal"/>
    </style:style>
    <style:style style:name="T82" style:family="text">
      <style:text-properties fo:color="#000000" loext:opacity="100%" fo:font-weight="normal" officeooo:rsid="00bc16e5" fo:background-color="transparent" loext:char-shading-value="0" style:font-weight-asian="normal" style:font-weight-complex="normal"/>
    </style:style>
    <style:style style:name="T83" style:family="text">
      <style:text-properties fo:color="#000000" loext:opacity="100%" fo:font-weight="normal" officeooo:rsid="00bc9935" fo:background-color="transparent" loext:char-shading-value="0" style:font-weight-asian="normal" style:font-weight-complex="normal"/>
    </style:style>
    <style:style style:name="T84" style:family="text">
      <style:text-properties fo:color="#000000" loext:opacity="100%" fo:font-weight="normal" officeooo:rsid="00bd9144" fo:background-color="transparent" loext:char-shading-value="0" style:font-weight-asian="normal" style:font-weight-complex="normal"/>
    </style:style>
    <style:style style:name="T85" style:family="text">
      <style:text-properties fo:color="#000000" loext:opacity="100%" fo:font-weight="normal" officeooo:rsid="00bef0e6" fo:background-color="transparent" loext:char-shading-value="0" style:font-weight-asian="normal" style:font-weight-complex="normal"/>
    </style:style>
    <style:style style:name="T86" style:family="text">
      <style:text-properties fo:color="#000000" loext:opacity="100%" fo:font-weight="normal" officeooo:rsid="00bef7da" fo:background-color="transparent" loext:char-shading-value="0" style:font-weight-asian="normal" style:font-weight-complex="normal"/>
    </style:style>
    <style:style style:name="T87" style:family="text">
      <style:text-properties fo:color="#000000" loext:opacity="100%" fo:font-weight="normal" officeooo:rsid="00c3de15" fo:background-color="transparent" loext:char-shading-value="0" style:font-weight-asian="normal" style:font-weight-complex="normal"/>
    </style:style>
    <style:style style:name="T88" style:family="text">
      <style:text-properties fo:color="#000000" loext:opacity="100%" fo:font-weight="normal" officeooo:rsid="00c3e1d5" fo:background-color="transparent" loext:char-shading-value="0" style:font-weight-asian="normal" style:font-weight-complex="normal"/>
    </style:style>
    <style:style style:name="T89" style:family="text">
      <style:text-properties fo:color="#000000" loext:opacity="100%" fo:font-weight="normal" officeooo:rsid="00c55aed" fo:background-color="transparent" loext:char-shading-value="0" style:font-weight-asian="normal" style:font-weight-complex="normal"/>
    </style:style>
    <style:style style:name="T90" style:family="text">
      <style:text-properties fo:color="#000000" loext:opacity="100%" fo:font-weight="normal" officeooo:rsid="00cdb2ba" fo:background-color="transparent" loext:char-shading-value="0" style:font-weight-asian="normal" style:font-weight-complex="normal"/>
    </style:style>
    <style:style style:name="T91" style:family="text">
      <style:text-properties fo:color="#000000" loext:opacity="100%" fo:font-weight="normal" officeooo:rsid="00cef720" fo:background-color="transparent" loext:char-shading-value="0" style:font-weight-asian="normal" style:font-weight-complex="normal"/>
    </style:style>
    <style:style style:name="T92" style:family="text">
      <style:text-properties fo:color="#000000" loext:opacity="100%" fo:font-weight="normal" officeooo:rsid="00cf670e" fo:background-color="transparent" loext:char-shading-value="0" style:font-weight-asian="normal" style:font-weight-complex="normal"/>
    </style:style>
    <style:style style:name="T93" style:family="text">
      <style:text-properties fo:color="#000000" loext:opacity="100%" fo:font-weight="normal" officeooo:rsid="00d6029e" fo:background-color="transparent" loext:char-shading-value="0" style:font-weight-asian="normal" style:font-weight-complex="normal"/>
    </style:style>
    <style:style style:name="T94" style:family="text">
      <style:text-properties fo:color="#000000" loext:opacity="100%" fo:font-weight="normal" officeooo:rsid="00d7a310" fo:background-color="transparent" loext:char-shading-value="0" style:font-weight-asian="normal" style:font-weight-complex="normal"/>
    </style:style>
    <style:style style:name="T95" style:family="text">
      <style:text-properties fo:color="#000000" loext:opacity="100%" fo:font-weight="normal" officeooo:rsid="00d91155" fo:background-color="transparent" loext:char-shading-value="0" style:font-weight-asian="normal" style:font-weight-complex="normal"/>
    </style:style>
    <style:style style:name="T96" style:family="text">
      <style:text-properties fo:color="#000000" loext:opacity="100%" fo:font-weight="normal" officeooo:rsid="00d92d04" fo:background-color="transparent" loext:char-shading-value="0" style:font-weight-asian="normal" style:font-weight-complex="normal"/>
    </style:style>
    <style:style style:name="T97" style:family="text">
      <style:text-properties fo:color="#000000" loext:opacity="100%" fo:font-weight="bold" officeooo:rsid="00c3de15" fo:background-color="transparent" loext:char-shading-value="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Emprendedorismo productivo</text:p>
      <text:p text:style-name="P1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4615657632496">
          <table:table-cell table:style-name="Table1.A1" office:value-type="string">
            <text:p text:style-name="P132">N cliente</text:p>
          </table:table-cell>
          <table:table-cell table:style-name="Table1.A1" office:value-type="string">
            <text:p text:style-name="P132">Tipo de trabajo</text:p>
          </table:table-cell>
          <table:table-cell table:style-name="Table1.A1" table:number-columns-spanned="2" office:value-type="string">
            <text:p text:style-name="P132">Costo mat.</text:p>
          </table:table-cell>
          <table:covered-table-cell/>
          <table:table-cell table:style-name="Table1.A1" office:value-type="string">
            <text:p text:style-name="P132">Atencion Cliente</text:p>
          </table:table-cell>
          <table:table-cell table:style-name="Table1.A1" office:value-type="string">
            <text:p text:style-name="P132">Manofactura</text:p>
          </table:table-cell>
          <table:table-cell table:style-name="Table1.A1" office:value-type="string">
            <text:p text:style-name="P132">Plus por compl<text:span text:style-name="T1">jidad</text:span></text:p>
          </table:table-cell>
          <table:table-cell table:style-name="Table1.A1" office:value-type="string">
            <text:p text:style-name="P132">V. total</text:p>
          </table:table-cell>
          <table:table-cell table:style-name="Table1.A1" office:value-type="string">
            <text:p text:style-name="P132">Recibido</text:p>
          </table:table-cell>
          <table:table-cell table:style-name="Table1.J1" office:value-type="string">
            <text:p text:style-name="P132">Ganancia</text:p>
          </table:table-cell>
        </table:table-row>
        <table:table-row table:style-name="TableLine94615592941424">
          <table:table-cell table:style-name="Table1.A2" office:value-type="string">
            <text:p text:style-name="P132">Nora</text:p>
          </table:table-cell>
          <table:table-cell table:style-name="Table1.A2" office:value-type="string">
            <text:p text:style-name="P132">modis<text:span text:style-name="T14">ta</text:span></text:p>
          </table:table-cell>
          <table:table-cell table:style-name="Table1.A2" office:value-type="string">
            <text:p text:style-name="P132">mat</text:p>
          </table:table-cell>
          <table:table-cell table:style-name="Table1.A2" office:value-type="string">
            <text:p text:style-name="P132">insumos</text:p>
          </table:table-cell>
          <table:table-cell table:style-name="Table1.A2" office:value-type="string">
            <text:p text:style-name="P133">330</text:p>
          </table:table-cell>
          <table:table-cell table:style-name="Table1.A2" office:value-type="string">
            <text:p text:style-name="P133">500</text:p>
          </table:table-cell>
          <table:table-cell table:style-name="Table1.A2" office:value-type="string">
            <text:p text:style-name="P133">100</text:p>
          </table:table-cell>
          <table:table-cell table:style-name="Table1.A2" office:value-type="string">
            <text:p text:style-name="P133">1130</text:p>
          </table:table-cell>
          <table:table-cell table:style-name="Table1.A2" office:value-type="string">
            <text:p text:style-name="P134">----------</text:p>
          </table:table-cell>
          <table:table-cell table:style-name="Table1.J2" office:value-type="string">
            <text:p text:style-name="P133">500</text:p>
            <text:p text:style-name="P133">1000</text:p>
          </table:table-cell>
        </table:table-row>
        <table:table-row table:style-name="TableLine94615655705616"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3">0</text:p>
          </table:table-cell>
          <table:table-cell table:style-name="Table1.A2" office:value-type="string">
            <text:p text:style-name="P133">200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J2" office:value-type="string">
            <text:p text:style-name="P134"/>
          </table:table-cell>
        </table:table-row>
        <table:table-row table:style-name="TableLine94615656178640"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134"/>
          </table:table-cell>
          <table:table-cell table:style-name="Table1.J2" office:value-type="string">
            <text:p text:style-name="P134"/>
          </table:table-cell>
        </table:table-row>
      </table:table>
      <text:p text:style-name="P124"/>
      <text:p text:style-name="P7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38">Sin embargo, es importante señalar algunas otras definiciones especificas que se han generado en torno a la cultura emprendedora.</text:p>
      <text:p text:style-name="P38"/>
      <text:list xml:id="list1266850929" text:style-name="L1">
        <text:list-item>
          <text:p text:style-name="P1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2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3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4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5"><text:span text:style-name="T2">Definición popular de emprendedor: </text:span><text:span text:style-name="T3">Del dicho al hecho hay un gran emprendedor</text:span></text:p>
        </text:list-item>
        <text:list-item>
          <text:p text:style-name="P5"><text:span text:style-name="T2">Definición política de emprendedor: </text:span><text:span text:style-name="T3">Es aquel que se esfuerza por convertir sus sueños en realidad. </text:span></text:p>
        </text:list-item>
      </text:list>
      <text:p text:style-name="P19"/>
      <text:p text:style-name="P125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20"/>
      <text:p text:style-name="P33">Características del emprendedor:</text:p>
      <text:p text:style-name="P21"/>
      <text:p text:style-name="P22">Los emprendedores no son iguales, no obstante se puede mencionar algunas características esenciales que los emprendedores deben poseer para alcanzar sus objetivos</text:p>
      <text:p text:style-name="P34"/>
      <text:p text:style-name="P35">Valores:</text:p>
      <text:list xml:id="list2945784665" text:style-name="L2">
        <text:list-item>
          <text:p text:style-name="P9">Honestidad</text:p>
        </text:list-item>
        <text:list-item>
          <text:p text:style-name="P9">Solidaridad</text:p>
        </text:list-item>
        <text:list-item>
          <text:p text:style-name="P9">Responsabilidad</text:p>
        </text:list-item>
        <text:list-item>
          <text:p text:style-name="P9">Amistad</text:p>
        </text:list-item>
        <text:list-item>
          <text:p text:style-name="P9">Excelencia</text:p>
        </text:list-item>
      </text:list>
      <text:p text:style-name="P36"/>
      <text:p text:style-name="P36"/>
      <text:p text:style-name="P36"><text:soft-page-break/>Actitudes del emprendedor:</text:p>
      <text:list xml:id="list2014197075" text:style-name="L3">
        <text:list-item>
          <text:p text:style-name="P10">Tener los objetivos claros en la vida</text:p>
        </text:list-item>
        <text:list-item>
          <text:p text:style-name="P10">Creer en el propio proyecto</text:p>
        </text:list-item>
        <text:list-item>
          <text:p text:style-name="P39"><text:span text:style-name="T2">Las cosas no suceden por si solas </text:span><text:span text:style-name="T13">sino que uno mismo hacen que sucedan</text:span></text:p>
        </text:list-item>
        <text:list-item>
          <text:p text:style-name="P40"><text:span text:style-name="T13">D</text:span><text:span text:style-name="T2">edicar todo el tiempo, recurso y esfuerzo necesario para lograr nuestros objetivos</text:span></text:p>
        </text:list-item>
        <text:list-item>
          <text:p text:style-name="P11">Es necesario tomar riesgos en la vida y disfrutar de los desafíos</text:p>
        </text:list-item>
        <text:list-item>
          <text:p text:style-name="P12">Disponer de gran energía</text:p>
        </text:list-item>
        <text:list-item>
          <text:p text:style-name="P12">Saber que actuar con honestidad es beneficioso </text:p>
        </text:list-item>
        <text:list-item>
          <text:p text:style-name="P12">Valorar la perseverancia y el esfuerzo</text:p>
        </text:list-item>
        <text:list-item>
          <text:p text:style-name="P13">Comprometerse a trabajar con ética</text:p>
        </text:list-item>
        <text:list-item>
          <text:p text:style-name="P13">Comprometerse con los factores ambientales y sociales</text:p>
        </text:list-item>
        <text:list-item>
          <text:p text:style-name="P14">Comprometerse a tener una estabilidad en las relaciones personales</text:p>
        </text:list-item>
        <text:list-item>
          <text:p text:style-name="P15">Ser buen comunicador</text:p>
        </text:list-item>
        <text:list-item>
          <text:p text:style-name="P15">Ver al fracaso como el camino hacia el éxito</text:p>
        </text:list-item>
        <text:list-item>
          <text:p text:style-name="P16">Adquirir conocimientos técnicos</text:p>
        </text:list-item>
        <text:list-item>
          <text:p text:style-name="P17">Ser consciente de que el primer capital y el mas importante en un emprendimiento es uno mismo</text:p>
        </text:list-item>
      </text:list>
      <text:p text:style-name="P18"/>
      <text:p text:style-name="P6">Tipos de emprendedor:</text:p>
      <text:list xml:id="list38359955" text:style-name="L4">
        <text:list-item>
          <text:p text:style-name="P31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32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23"/>
      <text:p text:style-name="P37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24"/>
      <text:p text:style-name="P25">Es importante apoyar la actividad emprendedora a traves de políticas publicas <text:span text:style-name="T28">que permita la gestación, desarrollo y expansión de esta actividad.</text:span></text:p>
      <text:p text:style-name="P26">Desde hace algunos años se observa que algunos gobiernos impulsan programas de fomento al desarrollo emprendedor en forma profesional y sistemática <text:span text:style-name="T29">motivados por las razones antes expuestas pero principalmente como un mecanismo para la generación de empleo que estos puedan crear disminuyendo la desocupación y la pobreza.</text:span></text:p>
      <text:p text:style-name="P27"/>
      <text:p text:style-name="P27">Estas políticas publicas que vienen desarrollando algunos gobiernos contemplan programas e instrumentos que van desde disminuir la burocracia a la hora de registrar una nueva empresa <text:span text:style-name="T30">pasando por la reducción del pago de impuestos durante los primeros años de la creación del emprendimiento a la facilitacion de la contratación del personal. </text:span><text:span text:style-name="T31">Programas e instrumentos, acciones de formación, capacitación, asesoramiento, incubación, </text:span><text:span text:style-name="T32">etc. Apoyar la competitividad.</text:span></text:p>
      <text:p text:style-name="P28"/>
      <text:p text:style-name="P28">Es necesario que el estado defina qué y cómo <text:span text:style-name="T33">fomentar en función del medio ambiente y que sea sustentable en el tiempo. Tiene un costo nacional, provincial y municipal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28/4</text:p>
      <text:p text:style-name="P29"/>
      <text:p text:style-name="P126">Que es el emprendedorismo?</text:p>
      <text:p text:style-name="P126"/>
      <text:p text:style-name="P50">A tal interrogante corresponde las siguientes afirmaciones: </text:p>
      <text:p text:style-name="P50"/>
      <text:p text:style-name="P30"><text:span text:style-name="T34">Los que los emprendedores ven y los que otros no ven. </text:span><text:span text:style-name="T35">Donde otros ven problemas, el emprendedor ve oportunidades. Lo que para otros </text:span><text:span text:style-name="T36">constituye círculos viciosos para él son solo primeros pasos de su proyecto</text:span><text:span text:style-name="T37">. </text:span><text:span text:style-name="T38">Lo que para otros depende de la suerte, para el depende de si mismo. </text:span><text:span text:style-name="T39">Los talleres del emprendedorismo trabajan sobre la motivación y el comportamiento del individuo a fin de hacer prender en ellos la idea de generación de empresas</text:span></text:p>
      <text:p text:style-name="P51"/>
      <text:p text:style-name="P8"><text:span text:style-name="T39">L</text:span><text:span text:style-name="T34">os hábitos de los emprendedores</text:span></text:p>
      <text:p text:style-name="P52"/>
      <text:list xml:id="list2938238232" text:style-name="L5">
        <text:list-item>
          <text:p text:style-name="P41">Ser persistente</text:p>
        </text:list-item>
        <text:list-item>
          <text:p text:style-name="P41">Buscar oportunidades</text:p>
        </text:list-item>
        <text:list-item>
          <text:p text:style-name="P42">Cumplir sus compromisos</text:p>
        </text:list-item>
        <text:list-item>
          <text:p text:style-name="P42">Exigir eficiencia y calidad</text:p>
        </text:list-item>
        <text:list-item>
          <text:p text:style-name="P42">Correr riesgos calculados</text:p>
        </text:list-item>
        <text:list-item>
          <text:p text:style-name="P43">Fijar metas</text:p>
        </text:list-item>
        <text:list-item>
          <text:p text:style-name="P44">Buscar información</text:p>
        </text:list-item>
        <text:list-item>
          <text:p text:style-name="P45">Planificar sistemáticamente</text:p>
        </text:list-item>
        <text:list-item>
          <text:p text:style-name="P46">Ser persuasivo y construir redes apoyo</text:p>
        </text:list-item>
        <text:list-item>
          <text:p text:style-name="P47">Confiar en si mismo</text:p>
        </text:list-item>
      </text:list>
      <text:p text:style-name="P48"/>
      <text:p text:style-name="P68">Fecha de examen 19/5</text:p>
      <text:p text:style-name="P68"/>
      <text:p text:style-name="P53">El emprendedor social prioriza la lucha contra la exclusión sociolaboral mediante el desarrollo empresariales en los que se unen la viabilidad <text:span text:style-name="T40">técnica y financiera (negocio posible y rentable) con la utilidad social (herramienta del servicio de la inserción sociolaboral). </text:span><text:span text:style-name="T41">El objetivo del trabajo es definir la figura del emprendedor social, diferenciandolo del resto de los emprendedores </text:span><text:span text:style-name="T42">y delimitar su ámbito de actuación entorno al concepto de inserción sociolaboral. </text:span><text:span text:style-name="T43">Se analiza también las empresas a traves de las cuales el emprendedor social realiza su función, </text:span><text:span text:style-name="T44">en especial aquellas que forman de denominada nueva economía social.</text:span></text:p>
      <text:p text:style-name="P53"/>
      <text:p text:style-name="P54">Ser emprendedor social no es trabajar de forma voluntariosa en una actividad <text:span text:style-name="T45">necesaria para la sociedad. Eso podría ser el alma, la misión, </text:span><text:span text:style-name="T46">pero emprender en el campo social implica también dotar de una estructura de gestión y maximisacion de los recursos. Así, se podrá dedicar los recursos necesarios para acometer la misión y objetivos de proyecto.</text:span></text:p>
      <text:p text:style-name="P54"/>
      <text:p text:style-name="P55">Los emprendedores sociales pueden y deben ganarse muy bien la vida, <text:span text:style-name="T47">igual que los que se dedican al campo empresarial, tecnológico, científico, cultural, etc, </text:span><text:span text:style-name="T48">y su remuneración tanto a nivel personal como de beneficios de proyecto tienen que ser optimas </text:span><text:span text:style-name="T49">y si pueden ser abundantes mejor. </text:span><text:span text:style-name="T50">Luego cada uno es libre de hacer con su dinero lo que mas le convenga, reinvirtiendolo, otorgando becas o donandolo todo si es necesario. </text:span><text:span text:style-name="T51">No confundamos el fin ultimo que es ayudar al progimo con la gestión optima de los recursos. </text:span><text:span text:style-name="T52">Esto ultimo permite poder gestionar bien el proyecto.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7"><text:soft-page-break/>Emprendedorismo social:</text:p>
      <text:p text:style-name="P56"/>
      <text:p text:style-name="P56">Son negocios basados en el capital humano e intelectual, en los que la creatividad juega un papel fundamental y poseen una doble naturaleza: económico por un lado, en tanto y en cuanto su finalidad es la generación de riqueza, empleo y cultural, ya que reflejan en sus creaciones valores propios del contexto en que se sitúan.</text:p>
      <text:p text:style-name="P56"/>
      <text:p text:style-name="P57">Si bien tienen proyecciones comerciales y visión estrategica, el emprendedor prioriza el concepto y contenido simbólico de sus <text:span text:style-name="T53">productos y la coherencia de estos valores en el proceso de producción, distribución y comercialización.</text:span></text:p>
      <text:p text:style-name="P57"/>
      <text:p text:style-name="P58">El sector esta compuesto por los emprendimientos pertenecientes a los medios audiovisuales, los vinculados con el diseño de todas sus aplicaciones, la industria editorial, las artes escénicas, <text:span text:style-name="T54">la música, las artes visuales </text:span><text:span text:style-name="T55">y las artesanías, los productos y servicios derivados de museos y otros sitios patrimoniales, las festividades, entre otros.</text:span></text:p>
      <text:p text:style-name="P58"/>
      <text:p text:style-name="P59">La formación de emprendedores tecnológicos orientados a la creación y desarrollo de empresas surge de las necesidades detectadas en el país de contar con mas empresas generadoras de empleo, <text:span text:style-name="T56">que impulsen la competitividad y apoyen el desarrollo económico de las regiones donde se ubiquen.</text:span></text:p>
      <text:p text:style-name="P59"/>
      <text:p text:style-name="P60">Debido a la carencia de emprendedores tecnológicos dentro del sistema se pueden encontrar problemas tales como la pobreza, exclusión social, la falta de productividad y la ineficacia empresarial</text:p>
      <text:p text:style-name="P60"/>
      <text:p text:style-name="P67">Tipos de emprendedores</text:p>
      <text:p text:style-name="P67"/>
      <text:list xml:id="list2706262534" text:style-name="L6">
        <text:list-item>
          <text:p text:style-name="P49"><text:span text:style-name="T59">Emprendedor intuitivo: </text:span><text:span text:style-name="T57">Su gran dosis intuición les hace ir mas allá de los que aparece ante nuestra visión. Posee gran personalidad y su impulsividad les hace seguir su primer arrebato contra viento y marea. </text:span><text:span text:style-name="T58">Son apasionados y tienen una gran capacidad para asumir riesgos. Por el contrario, el exceso de pasión les hace recorrer caminos erróneos</text:span></text:p>
        </text:list-item>
        <text:list-item>
          <text:p text:style-name="P49"><text:span text:style-name="T59">Emprendedor por necesidad:</text:span> <text:span text:style-name="T58">Hay emprendedores que se ven obligados por las circunstancias a identificar oportunidades en el entorno. Normalmente emprenden por necesidad o por huida de las circunstancias actuales. No están satisfechos con su situación profesional o económica y decide indagar nuevos rumbos. La cautela seria la principal característica de estos. </text:span><text:span text:style-name="T60">La necesidad les obliga a agudizar los sentidos y el ingenio </text:span><text:span text:style-name="T61">por lo que acaban desarrollando un gran olfato para detectar oportunidades. </text:span><text:span text:style-name="T62">Son constantes y tenaces, tienen muy en cuenta el valor del esfuerzo individual y el papel del trabajo en el desarrollo humano y económico. No le falta la creatividad puesto que son capaces de aprovechar las oportunidades.<text:line-break/></text:span><text:span text:style-name="T63">El punto débil viene de la circunstancia de que “la actividad emprendedora les exige a ellos y no al revés” </text:span><text:span text:style-name="T64">por lo que necesita desarrollar la personalidad empresarial </text:span><text:span text:style-name="T65">y suelen desalentarse fácilmente ante el primer inconveniente.</text:span></text:p>
        </text:list-item>
        <text:list-item>
          <text:p text:style-name="P66">Emprendedor visionario: <text:span text:style-name="T15">Estaríamos ante un emprendedor inventor. Siempre están buscando donde hacer negocios. Son muy versátiles y se atreven en cualquier campo, además son vocacionales y pasionales, lo que les vuelve más comunicativos y persuasivos. Se caracterizan por su poca aversión al riesgo; por el contrario padecen el síndrome de la “puerta abierta” es decir no acaban de cerrar una estructura manteniendo continuamente “puertas abiertas”, lo que les hace inconstantes.</text:span></text:p>
        </text:list-item>
        <text:list-item>
          <text:p text:style-name="P66">Emprendedor inversor: <text:span text:style-name="T15">Sería el que tiene un capital, y decide crear un emprendimiento. Busca la rentabilidad por encima de todo, y busca las oportunidades ante cualquier circunstancia, lo que agudiza su aversión al riesgo siempre metidos en grandes proyectos, su </text:span><text:soft-page-break/><text:span text:style-name="T15">punto débil está en el que el hacer dinero sin más hace que su estimulación y su implicación en el día a día decaiga.</text:span></text:p>
        </text:list-item>
        <text:list-item>
          <text:p text:style-name="P66">Emprendedor especialista: <text:span text:style-name="T15">Tiene un perfil marcadamente técnico y un punto de agudeza para detectar donde se están cometiendo errores y mejorar. Buscan la forma de hacer algo diferente. Normalmente son individualista y rara vez se ocupan de coordinar: si son especialista en un área (como producción ventas etc) dejan de lado el resto </text:span></text:p>
        </text:list-item>
        <text:list-item>
          <text:p text:style-name="P66">Emprendedor por azar:<text:span text:style-name="T15"> Las circunstancias y o las experiencias hace que se les ilumine la bombilla, normalmente surgen de mercados en crecimiento y con altas deficiencias donde se atreve y se lanzas a emprender. Suelen tener una visión clara de lo que necesita el mercado. Tienn una gran capacidad de adaptación y saben aprovechar los contratiempos. A menudo son el resultado del emprendedor por necesidad. Por el contrario, al tener una baja decisión en el proceso, les puede faltar implicación en el proyecto.</text:span></text:p>
        </text:list-item>
        <text:list-item>
          <text:p text:style-name="P66">Emprendedor rastreador:<text:span text:style-name="T15"> Excelente analista del entorno y del mercado, busca las necesidades en estos. Tiene una mente racional y analítica que me permite detectar errores o situaciones donde se hacen las cosas de manera poco practica. Percibe los detalles mas mínimos y saca conclusiones insospechadas. Suelen ser muy versátiles, lo que les permite entrar en diversos sectores. El principal punto débil es que por lo general, el exceso de análisis puede conducir a la parálisis.</text:span></text:p>
        </text:list-item>
        <text:list-item>
          <text:p text:style-name="P66">Emprendedor persuasivo: <text:span text:style-name="T15">Su gran don, es la capacidad de influencia, ya que es capaz de convencer a sus colaboradores (socios, inversores, financieras, ETC) y empujarles hacia su objetivo. Se han ganado el prestigio y esto los avala. Tienen una fe inquebrantable en ellos mismos y en sus proyectos y a veces sus actos se interpreta como una negación de la “realidad” y puede derivar en abuso de poder y manipulación </text:span><text:span text:style-name="T20">eta</text:span><text:span text:style-name="T15">del grupo.</text:span></text:p>
        </text:list-item>
      </text:list>
      <text:p text:style-name="P67"/>
      <text:p text:style-name="P61">2/5/22</text:p>
      <text:p text:style-name="P62"/>
      <text:p text:style-name="P127">Clusters</text:p>
      <text:p text:style-name="P63">¿Que son los clusters?</text:p>
      <text:p text:style-name="P63"/>
      <text:p text:style-name="P63">Un clusters es colaboración “colaborar para competir” </text:p>
      <text:p text:style-name="P64"/>
      <text:p text:style-name="P69"><text:span text:style-name="T15">La definición mas extendida y conocida es la de Michael Porter quien definió los clusters como una agrupación de empresas e instituciones relacionadas entre si, </text:span><text:span text:style-name="T18">pertenecientes a un mismo sector </text:span><text:span text:style-name="T19">o segmento de mercado que se encuentran próximas geográficamente y que colabora para ser mas competitivos.</text:span></text:p>
      <text:p text:style-name="P65"/>
      <text:p text:style-name="P100">Son una herramienta de competitividad basada en la cooperación de sus miembros.</text:p>
      <text:p text:style-name="P101">En </text:p>
      <text:p text:style-name="Standard"><text:span text:style-name="T67">La filosofía clúster de cooperación esta siendo fomentada con innumerables medidas de apoyo, </text:span><text:span text:style-name="T68">desde todos los ámbitos, empresariales y gubernativos, nacionales e internacionales ya que se han revelado como un potente instrumento de modernización e internacionalización empresarial.</text:span></text:p>
      <text:p text:style-name="P104"/>
      <text:p text:style-name="P129"><text:span text:style-name="T68">D</text:span><text:span text:style-name="T66">entro de la unión europea aunque el desarrollo de una política conjunta de clusters se encuentra en sus primeras etapas, esta ganando impulso, y estos forman parte ya de la realidad económica europea.</text:span></text:p>
      <text:p text:style-name="P102"/>
      <text:p text:style-name="P103">El observatorio europeo de clusters a identificado alrededor de 2000 estadisticamente significativos en 60 regiones europeas, definidos como aglomeraciones regionales de industrias y servicios a fines. </text:p>
      <text:p text:style-name="P103"/>
      <text:p text:style-name="P103"/>
      <text:p text:style-name="P105"/>
      <text:p text:style-name="P79"><text:soft-page-break/>Que ofrecen los clusters a las empresas?</text:p>
      <text:p text:style-name="P79"/>
      <text:list xml:id="list382863986" text:style-name="L7">
        <text:list-item>
          <text:p text:style-name="P78">Facilitar a las empresas una serie de servicios y apoyos que actúan directamente sobre su competitividad.</text:p>
        </text:list-item>
        <text:list-item>
          <text:p text:style-name="P116"><text:span text:style-name="T66">Suponen una unidad de acción optima para identificar problemas, necesidades </text:span><text:span text:style-name="T69">e inquietudes, afrontar proyectos comunes de envergadura </text:span><text:span text:style-name="T70">y proveer de soluciones practicas </text:span><text:span text:style-name="T71">y personalizadas.</text:span></text:p>
        </text:list-item>
        <text:list-item>
          <text:p text:style-name="P117"><text:span text:style-name="T71">S</text:span><text:span text:style-name="T66">on potentes canales de comunicación entre sus miembros (empresas, administración y centros de investigación y conocimientos) </text:span><text:span text:style-name="T72">para transmitir necesidades, consensuar y divulgar soluciones.</text:span></text:p>
        </text:list-item>
        <text:list-item>
          <text:p text:style-name="P118"><text:span text:style-name="T72">S</text:span><text:span text:style-name="T66">irven para hacer masa critica que permite a sus integrantes acceder a recursos humanos, materiales, tecnológicos, y mercados especializados.</text:span></text:p>
        </text:list-item>
        <text:list-item>
          <text:p text:style-name="P80">Aportan a las empresas la imagen internacional de excelencia que el sector ha adquirido a través del cluster</text:p>
        </text:list-item>
      </text:list>
      <text:p text:style-name="P81"/>
      <text:p text:style-name="P114">Ventajas de las empresas de pertenecer al cluster</text:p>
      <text:p text:style-name="P114"/>
      <text:list xml:id="list2923007561" text:style-name="L8">
        <text:list-item>
          <text:p text:style-name="P82">Ofrece herramientas para la competitividad</text:p>
        </text:list-item>
        <text:list-item>
          <text:p text:style-name="P82">Los efectos internos para las empresas se resumen en una mejora generalizada y global de la competitividad</text:p>
        </text:list-item>
        <text:list-item>
          <text:p text:style-name="P83">Los aspectos en que se fundamenta esta mejora son:</text:p>
          <text:list>
            <text:list-item>
              <text:p text:style-name="P83">Productos de carácter mas innovador.</text:p>
            </text:list-item>
            <text:list-item>
              <text:p text:style-name="P83">Procesos mas eficientes en costos.</text:p>
            </text:list-item>
            <text:list-item>
              <text:p text:style-name="P83">Proyectos de investigación conjuntos.</text:p>
            </text:list-item>
            <text:list-item>
              <text:p text:style-name="P83">Desarrollo de nuevos formatos.</text:p>
            </text:list-item>
            <text:list-item>
              <text:p text:style-name="P83">Liderazgo en productos, formatos y estrategias.</text:p>
            </text:list-item>
            <text:list-item>
              <text:p text:style-name="P83">Especialización de productos y marcas por opciones estratégicas.</text:p>
            </text:list-item>
            <text:list-item>
              <text:p text:style-name="P84">Internacionalización de las empresas conjunta e independientemente.</text:p>
            </text:list-item>
            <text:list-item>
              <text:p text:style-name="P85">Empleados con formación especializada</text:p>
            </text:list-item>
            <text:list-item>
              <text:p text:style-name="P86">Liderazgo en capacidad tecnológica y de innovación.</text:p>
            </text:list-item>
          </text:list>
        </text:list-item>
      </text:list>
      <text:p text:style-name="P106"/>
      <text:p text:style-name="P112">El cluster: un modelo de desarrollo nacional.</text:p>
      <text:p text:style-name="P115"/>
      <text:p text:style-name="P106">El concepto de cluster se encuentra directamente relacionado al territorio o ámbito regional de acción concreto.</text:p>
      <text:p text:style-name="P106"/>
      <text:p text:style-name="P130"><text:span text:style-name="T73">La constitución de estas agrupaciones tienen como objetivo fundamental promocionar y facilitar el desarrollo de sectores estratégicos para las regiones donde se </text:span><text:span text:style-name="T74">implantan, potenciando la innovación y favoreciendo la atracción de empresas creadoras de valores, </text:span><text:span text:style-name="T75">tanto nacionales como extranjeras.</text:span></text:p>
      <text:p text:style-name="P107"/>
      <text:p text:style-name="P131"><text:span text:style-name="T75">L</text:span><text:span text:style-name="T66">os resultados económicos que puedan obtener las regiones están directamente vinculados a la capacidad desarrollada por los distintos agentes implicados </text:span><text:span text:style-name="T76">para convertir el conocimiento, las aptitudes y competencias en ventajas competitivas y sostenibles.</text:span></text:p>
      <text:p text:style-name="P108"/>
      <text:p text:style-name="P121"><text:span text:style-name="T76">E</text:span><text:span text:style-name="T66">ste tipo de agrupaciones empresarias estimula la cultura emprendedora y es una herramienta útil para la diversificación mejorando así la sostenibilidad de las regiones.</text:span></text:p>
      <text:p text:style-name="P88"/>
      <text:p text:style-name="P88">Los efectos sociales del cluster alimentario en el valle del Ebro podrían resumirse en:</text:p>
      <text:p text:style-name="P88"/>
      <text:list xml:id="list961923352" text:style-name="L9">
        <text:list-item>
          <text:p text:style-name="P87">Un sector de la economía de la región </text:p>
        </text:list-item>
        <text:list-item>
          <text:p text:style-name="P87">Un sector muy vinculado a la tradición y cultura, proyectándola hacia el futuro en términos de innovación y formación</text:p>
        </text:list-item>
        <text:list-item>
          <text:p text:style-name="P87"><text:soft-page-break/>Proyección internacional de la región.</text:p>
        </text:list-item>
        <text:list-item>
          <text:p text:style-name="P120"><text:span text:style-name="T66">Promoción de Pymes de carácter tecnológico e innovado</text:span><text:span text:style-name="T77">r.</text:span></text:p>
          <text:list>
            <text:list-item>
              <text:p text:style-name="P119"><text:span text:style-name="T77">E</text:span><text:span text:style-name="T78">stas agrupaciones transmiten una imagen potente</text:span><text:span text:style-name="T79"> </text:span><text:span text:style-name="T78">de las empresas que los componen. Disponen ademas de antenas para proyectar su actividad hacia el exterior y de mecanismos de prospección de mercados y proyectan una imagen mas global de las empresas e instituciones que lo configura.</text:span></text:p>
            </text:list-item>
            <text:list-item>
              <text:p text:style-name="P89">Son, verdaderas plataformas internacionalización empresarial</text:p>
            </text:list-item>
          </text:list>
        </text:list-item>
      </text:list>
      <text:p text:style-name="P90"/>
      <text:p text:style-name="P128"><text:span text:style-name="T80">Cadena de valor de Michael Port</text:span><text:span text:style-name="T81">e</text:span><text:span text:style-name="T80">r</text:span></text:p>
      <text:p text:style-name="P111"/>
      <text:p text:style-name="P70"><text:span text:style-name="T80">Michael Porter </text:span><text:span text:style-name="T82">nacido en 1947</text:span><text:span text:style-name="T83">, es un académico estadounidense </text:span><text:span text:style-name="T84">que se centra en temas de economía y administración de empresa </text:span><text:span text:style-name="T85">introdujo el concepto del análisis de la cadena de valor para crear y sostener </text:span><text:span text:style-name="T86">la ventaja competitiva de una empresa</text:span></text:p>
      <text:p text:style-name="P91"/>
      <text:p text:style-name="P70"><text:span text:style-name="T97">Cadena de valor de Michael Porter:</text:span><text:span text:style-name="T87"> Es una herramienta para analizar las actividades de una empresa que clasifica y organiza los procesos de la misma con el propósito de enfocar los programas </text:span><text:span text:style-name="T88">de mejoramiento, </text:span><text:span text:style-name="T89">generando valor al cliente final.</text:span></text:p>
      <text:p text:style-name="P92"/>
      <text:p text:style-name="P71"><text:span text:style-name="T89">S</text:span><text:span text:style-name="T80">egun porter, el negocio de una empresa es aquel que resulta de su cadena de valor.</text:span></text:p>
      <text:p text:style-name="P93"/>
      <text:p text:style-name="P72"><text:span text:style-name="T80">Las cadenas de valor son muy diferentes</text:span><text:span text:style-name="T90"> entre las empresas del mismo sector; </text:span><text:span text:style-name="T91">las diferencias entre las cadenas de valor de los competidores </text:span><text:span text:style-name="T92">son una fuente clave de la ventaja competitiva.</text:span></text:p>
      <text:p text:style-name="P94"/>
      <text:p text:style-name="P73"><text:span text:style-name="T92">¿</text:span><text:span text:style-name="T80">Para que sirve?</text:span></text:p>
      <text:p text:style-name="P95"/>
      <text:p text:style-name="P95">Permite identificar y analizar actividades estratégicamente relevantes para obtener una ventaja competitiva.</text:p>
      <text:p text:style-name="P95"/>
      <text:p text:style-name="P96">¿Que es una ventaja competitiva?</text:p>
      <text:p text:style-name="P96"/>
      <text:p text:style-name="P74"><text:span text:style-name="T80">Una empresa obtiene </text:span><text:span text:style-name="T93">una ventaja competitiva haciendo actividades estratégicamente importantes mejor que sus competidores </text:span><text:span text:style-name="T94">y/o a un costo menor que ellos.</text:span></text:p>
      <text:p text:style-name="P97"/>
      <text:p text:style-name="P75"><text:span text:style-name="T94">D</text:span><text:span text:style-name="T80">icha ventaja parte de las actividades que realiza </text:span><text:span text:style-name="T95">la misma empresa, diseñando, produciendo, comercializando, entregando y apoyando el producto. </text:span><text:span text:style-name="T96">Cada una de estas actividades contribuye a generar un costo y crea una base para la diferenciación del producto.</text:span></text:p>
      <text:p text:style-name="P98"/>
      <text:p text:style-name="P99">7/14</text:p>
      <text:p text:style-name="P99"/>
      <text:p text:style-name="P113">Actividades primarias</text:p>
      <text:p text:style-name="P109"/>
      <text:p text:style-name="P110">Actividades primarias: <text:span text:style-name="T21">Actividades primarias se refieren a la creación física del producto, su venta y servicio pos</text:span><text:span text:style-name="T22">t</text:span><text:span text:style-name="T21">venta </text:span><text:span text:style-name="T25">y pueden también a su vez, diferenciarse en sub actividades. </text:span><text:span text:style-name="T26">El modelo de la cadena de valor</text:span><text:span text:style-name="T27"> distingue 5 actividad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37:12.573866753</meta:creation-date>
    <dc:date>2022-07-15T07:56:12.863238530</dc:date>
    <meta:editing-duration>PT20H21M33S</meta:editing-duration>
    <meta:editing-cycles>180</meta:editing-cycles>
    <meta:generator>LibreOffice/7.3.4.2$Linux_X86_64 LibreOffice_project/30$Build-2</meta:generator>
    <meta:document-statistic meta:table-count="1" meta:image-count="0" meta:object-count="0" meta:page-count="7" meta:paragraph-count="152" meta:word-count="2849" meta:character-count="18322" meta:non-whitespace-character-count="15685"/>
  </office:meta>
</office:document-meta>
</file>